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ing_20_1">
      <style:text-properties fo:language="cs" fo:country="CZ"/>
    </style:style>
    <style:style style:name="P2" style:family="paragraph" style:parent-style-name="Text_20_body">
      <style:text-properties fo:language="cs" fo:country="CZ"/>
    </style:style>
    <style:style style:name="P3" style:family="paragraph" style:parent-style-name="Text_20_body" style:list-style-name="L1">
      <style:text-properties fo:language="cs" fo:country="CZ"/>
    </style:style>
    <style:style style:name="P4" style:family="paragraph" style:parent-style-name="Text_20_body" style:list-style-name="L2">
      <style:text-properties fo:language="cs" fo:country="CZ"/>
    </style:style>
    <style:style style:name="P5" style:family="paragraph" style:parent-style-name="Text_20_body" style:list-style-name="L3">
      <style:text-properties fo:language="cs" fo:country="CZ"/>
    </style:style>
    <style:style style:name="P6" style:family="paragraph" style:parent-style-name="Text_20_body" style:list-style-name="L4">
      <style:text-properties fo:language="cs" fo:country="CZ"/>
    </style:style>
    <style:style style:name="P7" style:family="paragraph" style:parent-style-name="Text_20_body" style:list-style-name="L5">
      <style:text-properties fo:language="cs" fo:country="CZ"/>
    </style:style>
    <style:style style:name="P8" style:family="paragraph" style:parent-style-name="Text_20_body" style:list-style-name="L6">
      <style:text-properties fo:language="cs" fo:country="CZ"/>
    </style:style>
    <style:style style:name="P9" style:family="paragraph" style:parent-style-name="Text_20_body" style:list-style-name="L7">
      <style:text-properties fo:language="cs" fo:country="CZ"/>
    </style:style>
    <style:style style:name="P10" style:family="paragraph" style:parent-style-name="Text_20_body" style:list-style-name="L8">
      <style:text-properties fo:language="cs" fo:country="CZ"/>
    </style:style>
    <style:style style:name="P11" style:family="paragraph" style:parent-style-name="Text_20_body" style:list-style-name="L9">
      <style:text-properties fo:language="cs" fo:country="CZ"/>
    </style:style>
    <style:style style:name="P12" style:family="paragraph" style:parent-style-name="Text_20_body" style:list-style-name="L10">
      <style:text-properties fo:language="cs" fo:country="CZ"/>
    </style:style>
    <style:style style:name="P13" style:family="paragraph" style:parent-style-name="Text_20_body" style:list-style-name="L11">
      <style:text-properties fo:language="cs" fo:country="CZ"/>
    </style:style>
    <style:style style:name="P14" style:family="paragraph" style:parent-style-name="Text_20_body" style:list-style-name="L12">
      <style:text-properties fo:language="cs" fo:country="CZ"/>
    </style:style>
    <style:style style:name="P15" style:family="paragraph" style:parent-style-name="Text_20_body" style:list-style-name="L13">
      <style:text-properties fo:language="cs" fo:country="CZ"/>
    </style:style>
    <style:style style:name="P16" style:family="paragraph" style:parent-style-name="Text_20_body" style:list-style-name="L14">
      <style:text-properties fo:language="cs" fo:country="CZ"/>
    </style:style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6">
      <style:text-properties fo:language="en" fo:country="US"/>
    </style:style>
    <style:style style:name="P20" style:family="paragraph" style:parent-style-name="Text_20_body" style:list-style-name="L9"/>
    <style:style style:name="P21" style:family="paragraph" style:parent-style-name="Text_20_body" style:list-style-name="L14"/>
    <style:style style:name="T1" style:family="text">
      <style:text-properties fo:language="cs" fo:country="CZ"/>
    </style:style>
    <style:style style:name="T2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Konzultace</text:h>
      <text:list xml:id="list1437593482295431414" text:style-name="L1">
        <text:list-item>
          <text:p text:style-name="P3">obhájit si nepoužití kostky</text:p>
        </text:list-item>
        <text:list-item>
          <text:p text:style-name="P3">prg. dokumentace do příloh (všechny techničtější pasáže)</text:p>
        </text:list-item>
        <text:list-item>
          <text:p text:style-name="P3">slovníček pojmů</text:p>
        </text:list-item>
        <text:list-item>
          <text:p text:style-name="P3">ontologie: vymezit se vůči DataCube, dost high level diagramů</text:p>
        </text:list-item>
        <text:list-item>
          <text:p text:style-name="P3">předělat podobu práce podle šablony pro bakalářskou práci</text:p>
        </text:list-item>
      </text:list>
      <text:h text:style-name="P1" text:outline-level="1">Dodělávky – verzování, linkování, služba, aplikace</text:h>
      <text:list xml:id="list1945905677454374111" text:style-name="L2">
        <text:list-item>
          <text:p text:style-name="P4">Služba:</text:p>
          <text:list>
            <text:list-item>
              <text:p text:style-name="P4">přidat metodu, která říká, jestli se změnila poloha</text:p>
            </text:list-item>
            <text:list-item>
              <text:p text:style-name="P4">do všech metod přidat jako parametr Location</text:p>
            </text:list-item>
            <text:list-item>
              <text:p text:style-name="P4">prázdná data: reprezentováno "prázdnou" instancí</text:p>
            </text:list-item>
            <text:list-item>
              <text:p text:style-name="P4">má řešit, jestli</text:p>
            </text:list-item>
          </text:list>
        </text:list-item>
        <text:list-item>
          <text:p text:style-name="P4">Klient:</text:p>
          <text:list>
            <text:list-item>
              <text:p text:style-name="P4">zpracování výsledku nahrávání dat</text:p>
            </text:list-item>
          </text:list>
        </text:list-item>
      </text:list>
      <text:h text:style-name="P1" text:outline-level="1">Poznámky</text:h>
      <text:list xml:id="list2144975585741050280" text:style-name="L3">
        <text:list-item>
          <text:p text:style-name="P5">číslování kapitol: Jak to udělat tak, aby to sedělo na šablonu pro bakalářku?</text:p>
        </text:list-item>
        <text:list-item>
          <text:p text:style-name="P5">export do LaTeXu? Je to možné?</text:p>
        </text:list-item>
      </text:list>
      <text:h text:style-name="P1" text:outline-level="1">Osnova</text:h>
      <text:list xml:id="list7314195257361495252" text:style-name="L4">
        <text:list-item>
          <text:p text:style-name="P6">abstrakt: dobře napsaný a čitelný, souhrn cílů a dosažených výsledků</text:p>
        </text:list-item>
        <text:list-item>
          <text:p text:style-name="P6">úvod:</text:p>
          <text:list>
            <text:list-item>
              <text:p text:style-name="P6">cíle práce</text:p>
            </text:list-item>
            <text:list-item>
              <text:p text:style-name="P6">kontext, proč je problém důležitý</text:p>
            </text:list-item>
            <text:list-item>
              <text:p text:style-name="P6">hrubý popis řešení (postup řešení)</text:p>
            </text:list-item>
            <text:list-item>
              <text:p text:style-name="P6">použité technologie a SW</text:p>
            </text:list-item>
            <text:list-item>
              <text:p text:style-name="P6">obsahy kapitol</text:p>
            </text:list-item>
            <text:list-item>
              <text:p text:style-name="P6">osobní motivace?</text:p>
            </text:list-item>
          </text:list>
        </text:list-item>
        <text:list-item>
          <text:p text:style-name="P6">specifikace požadavků:</text:p>
          <text:list>
            <text:list-item>
              <text:p text:style-name="P6">jak vznikaly? (sběr požadavků), use cases?</text:p>
            </text:list-item>
          </text:list>
        </text:list-item>
        <text:list-item>
          <text:p text:style-name="P6">rešerše existujících prací</text:p>
        </text:list-item>
        <text:list-item>
          <text:p text:style-name="P6">technické kapitoly</text:p>
          <text:list>
            <text:list-item>
              <text:p text:style-name="P6">shrnutí vývojového procesu (nějakého standardního, např. agilního)</text:p>
            </text:list-item>
            <text:list-item>
              <text:p text:style-name="P6">architektonický a detailní návrh odděleně pomocí textu a diagramů (ideálně UML)</text:p>
            </text:list-item>
          </text:list>
        </text:list-item>
        <text:list-item>
          <text:p text:style-name="P6"><text:soft-page-break/>analýza a požadavky</text:p>
        </text:list-item>
        <text:list-item>
          <text:p text:style-name="P6">návrh</text:p>
        </text:list-item>
        <text:list-item>
          <text:p text:style-name="P6">implementace</text:p>
          <text:list>
            <text:list-item>
              <text:p text:style-name="P6">popis zvolených vývojových prostředků, SW, nástrojů a technologií</text:p>
            </text:list-item>
          </text:list>
        </text:list-item>
        <text:list-item>
          <text:p text:style-name="P6">testy</text:p>
        </text:list-item>
        <text:list-item>
          <text:p text:style-name="P6">závěry</text:p>
        </text:list-item>
        <text:list-item>
          <text:p text:style-name="P6">use case diagramy</text:p>
        </text:list-item>
      </text:list>
      <text:h text:style-name="Heading_20_1" text:outline-level="1">Herně výuková aplikace pro předškolní děti – Tomáš Sýkora</text:h>
      <text:list xml:id="list8614021873598117022" text:style-name="L5">
        <text:list-item>
          <text:p text:style-name="P17">typografické konvence: jasně odlišeno, co se používá pro výpis kódu atd.</text:p>
        </text:list-item>
        <text:list-item>
          <text:p text:style-name="P17">sekce:</text:p>
          <text:list>
            <text:list-item>
              <text:p text:style-name="P7">požadavky:</text:p>
              <text:list>
                <text:list-item>
                  <text:p text:style-name="P7">strukturovanost, priorita, popis, způsob verifikace, charakter (funkční, nefunkční)</text:p>
                </text:list-item>
              </text:list>
            </text:list-item>
            <text:list-item>
              <text:p text:style-name="P17">návrh:</text:p>
              <text:list>
                <text:list-item>
                  <text:p text:style-name="P17">metodika vývoje: klasicky od požadavků přes analýzu, návrh a implementaci až po testování</text:p>
                </text:list-item>
                <text:list-item>
                  <text:p text:style-name="P17">popis ovládání aplikace, GUI, nastavení</text:p>
                </text:list-item>
                <text:list-item>
                  <text:p text:style-name="P17">vrstvy aplikace</text:p>
                </text:list-item>
                <text:list-item>
                  <text:p text:style-name="P17">model tříd: slovní popis stručný, popsán účel hlavních tříd (někdy i jejich metody); n<text:span text:style-name="T1">ěkteré třídy nejsou popsány vůbec nebo jen obecně; hlavní informační hodnotu nese diagram</text:span></text:p>
                </text:list-item>
                <text:list-item>
                  <text:p text:style-name="P7">stavový diagram aplikace: přechody mezi okny (activity diagram? state diagram?)</text:p>
                </text:list-item>
                <text:list-item>
                  <text:p text:style-name="P7">slovník pojmů</text:p>
                </text:list-item>
                <text:list-item>
                  <text:p text:style-name="P7">popis aplikace:</text:p>
                  <text:list>
                    <text:list-item>
                      <text:p text:style-name="P7">hlavní části aplikace (okna), jejich funkcionalita</text:p>
                    </text:list-item>
                    <text:list-item>
                      <text:p text:style-name="P7">ne technický, spíše detailní popis požadavků a use – cases</text:p>
                    </text:list-item>
                    <text:list-item>
                      <text:p text:style-name="P7">GUI: mock – ups aplikace, náhledy budoucí funkcionality</text:p>
                    </text:list-item>
                  </text:list>
                </text:list-item>
                <text:list-item>
                  <text:p text:style-name="P7">implementace:</text:p>
                  <text:list>
                    <text:list-item>
                      <text:p text:style-name="P7">popis použitého vývojového prostředí: Eclipse, použité pluginy, zdroje (tutorialy, dokumentace)</text:p>
                      <text:list>
                        <text:list-item>
                          <text:p text:style-name="P7">podrobnější popis prostředí, např. ATD: Android project, struktura Android projectu, prvky a specifické vlastnosti Android projectu atd.</text:p>
                        </text:list-item>
                      </text:list>
                    </text:list-item>
                    <text:list-item>
                      <text:p text:style-name="P17"><text:span text:style-name="T1">zvolený programovací jazyk (proč C</text:span><text:span text:style-name="T2">#, jak</text:span><text:span text:style-name="T1">é další skriptovací jazyky)</text:span></text:p>
                    </text:list-item>
                    <text:list-item>
                      <text:p text:style-name="P7">popis klíčových tříd (např. Activity, Fragment)</text:p>
                    </text:list-item>
                    <text:list-item>
                      <text:p text:style-name="P7">konvence pro psaní kódu (názvy metod atd.)</text:p>
                    </text:list-item>
                    <text:list-item>
                      <text:p text:style-name="P7">vývoj pro Android s Eclipse a ADT: Android SDK, adb, ADT s virtuálními nebo fyzickými zařízeními</text:p>
                      <text:list>
                        <text:list-item>
                          <text:p text:style-name="P7"><text:soft-page-break/>testování, profiling, logování: pomocí nástrojů Eclipse</text:p>
                        </text:list-item>
                        <text:list-item>
                          <text:p text:style-name="P7">diskuse vývoje pro různá Android zařízení: dpi, velikosti displejů, poměry stran displejů</text:p>
                        </text:list-item>
                      </text:list>
                    </text:list-item>
                    <text:list-item>
                      <text:p text:style-name="P7">popis vlastních tříd:</text:p>
                      <text:list>
                        <text:list-item>
                          <text:p text:style-name="P7">jednotlivě vs po balících nebo kategoriích funkcionality (např. persistence dat)</text:p>
                        </text:list-item>
                        <text:list-item>
                          <text:p text:style-name="P7">u každé třídy</text:p>
                          <text:list>
                            <text:list-item>
                              <text:p text:style-name="P7">je popsán účel, kdo, jak a kdy ji používá, interakce s ostatními třídami</text:p>
                            </text:list-item>
                            <text:list-item>
                              <text:p text:style-name="P17"><text:span text:style-name="T2">nen</text:span><text:span text:style-name="T1">í</text:span></text:p>
                              <text:list>
                                <text:list-item>
                                  <text:p text:style-name="P7">popsána detailně komunikace objektů (sequence, communication diagram)</text:p>
                                </text:list-item>
                                <text:list-item>
                                  <text:p text:style-name="P7">mapováno na use – cases, nejsou přítomny ani jiné diagramy (např. stavové nebo diagramy aktivit)</text:p>
                                </text:list-item>
                                <text:list-item>
                                  <text:p text:style-name="P7">popsány všechny metody třídy, jen jsou zmíněny, jak se používají (jen ty hlavní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popis implementace GUI je bez diagramů a obrázků</text:p>
                    </text:list-item>
                    <text:list-item>
                      <text:p text:style-name="P7">popis grafického zpracování: vlastní controls, diskuse výkonnosti a optimalizací</text:p>
                    </text:list-item>
                    <text:list-item>
                      <text:p text:style-name="P7">popisy řešení technických úkolů lze podat stručně, bez nutnosti zabíhat do detailů</text:p>
                    </text:list-item>
                    <text:list-item>
                      <text:p text:style-name="P7">fáze implementace bez diagramů a velkých technických detailů, zejména slovní popis jednotlivých aspektů implementace (obecný, "jak" se daný aspekt řešil), občas odkazy na implementující třídy a způsob jejich využití a příklady využití těchto tříd</text:p>
                    </text:list-item>
                  </text:list>
                </text:list-item>
                <text:list-item>
                  <text:p text:style-name="P7">testování:</text:p>
                  <text:list>
                    <text:list-item>
                      <text:p text:style-name="P7">předpoklady: cílová platforma a publikum, splnění požadavků</text:p>
                    </text:list-item>
                    <text:list-item>
                      <text:p text:style-name="P7">druhy testů: uživatelské, unit testy, integrační testy, systémové a akceptační testy</text:p>
                    </text:list-item>
                    <text:list-item>
                      <text:p text:style-name="P7">jak testovat? </text:p>
                    </text:list-item>
                  </text:list>
                </text:list-item>
                <text:list-item>
                  <text:p text:style-name="P7">závěr:</text:p>
                  <text:list>
                    <text:list-item>
                      <text:p text:style-name="P7">zhodnocení, jak byly naplněny požadavky, co se povedlo a co ne, co do budoucna vylepšit</text:p>
                    </text:list-item>
                    <text:list-item>
                      <text:p text:style-name="P7">shrnutí postupu v předchozích kapitolách, shrnutí výsledků, přínosů</text:p>
                    </text:list-item>
                  </text:list>
                </text:list-item>
                <text:list-item>
                  <text:p text:style-name="P7">přílohy:</text:p>
                  <text:list>
                    <text:list-item>
                      <text:p text:style-name="P7">diagramy</text:p>
                    </text:list-item>
                    <text:list-item>
                      <text:p text:style-name="P7">tabulky s požadavky</text:p>
                    </text:list-item>
                    <text:list-item>
                      <text:p text:style-name="P7">tabulky: seznamy tříd, atributů</text:p>
                    </text:list-item>
                    <text:list-item>
                      <text:p text:style-name="P7">detaily, které narušují plynulost textu práce</text:p>
                    </text:list-item>
                  </text:list>
                </text:list-item>
                <text:list-item>
                  <text:p text:style-name="P7">seznam použitých zkratek</text:p>
                </text:list-item>
              </text:list>
            </text:list-item>
          </text:list>
        </text:list-item>
        <text:list-item>
          <text:p text:style-name="P7">"jak je to teď, v budoucnu počítám s ..."</text:p>
        </text:list-item>
        <text:list-item>
          <text:p text:style-name="P7">uvést cizí artefakty (zdrojáky, knihovny, obrázky, zvuky atd.) i s licencí a autory</text:p>
        </text:list-item>
        <text:list-item>
          <text:p text:style-name="P7"><text:soft-page-break/>užitečné zdroje:</text:p>
          <text:list>
            <text:list-item>
              <text:p text:style-name="P17"><text:span text:style-name="T1">knihovna zvuků: </text:span><text:a xlink:type="simple" xlink:href="https://www.freesound.org/" text:style-name="Internet_20_link" text:visited-style-name="Visited_20_Internet_20_Link">https://www.freesound.org</text:a></text:p>
            </text:list-item>
          </text:list>
        </text:list-item>
      </text:list>
      <text:h text:style-name="P1" text:outline-level="1">Mobilní aplikace pro navigační systém NaviTerier</text:h>
      <text:list xml:id="list8552685749115564563" text:style-name="L6">
        <text:list-item>
          <text:p text:style-name="P8">osnova:</text:p>
          <text:list>
            <text:list-item>
              <text:p text:style-name="P8">úvod:</text:p>
              <text:list>
                <text:list-item>
                  <text:p text:style-name="P8">kontext (výchozí předpoklady, nastínění motivace), cíle a zaměření práce</text:p>
                </text:list-item>
                <text:list-item>
                  <text:p text:style-name="P8">motivace (snaha rozšířit již existující práci ostatních, nebo být naopak průkopníkem)</text:p>
                </text:list-item>
              </text:list>
            </text:list-item>
            <text:list-item>
              <text:p text:style-name="P8">popis problematiky: zahrnuje popis problémové domény, kontext práce, cíle práce</text:p>
              <text:list>
                <text:list-item>
                  <text:p text:style-name="P8">problémy, které je nutno řešit</text:p>
                </text:list-item>
                <text:list-item>
                  <text:p text:style-name="P8">existující řešení problému: popis, zhodnocení, odkaz na stránky produktu</text:p>
                </text:list-item>
                <text:list-item>
                  <text:p text:style-name="P18"><text:span text:style-name="T1">diskuse cílové platformy (viz </text:span><text:a xlink:type="simple" xlink:href="http://gs.statcounter.com/#mobile_os-ww-monthly-201306-201306-bar/" text:style-name="Internet_20_link" text:visited-style-name="Visited_20_Internet_20_Link">http://gs.statcounter.com/#mobile_os-ww-monthly-201306-201306-bar/</text:a><text:span text:style-name="T1">)</text:span></text:p>
                </text:list-item>
                <text:list-item>
                  <text:p text:style-name="P18"><text:span text:style-name="T2">[pro mou práci]: popis dostupn</text:span><text:span text:style-name="T1">ých dat, propojení na geografická data, popis dostupných geografických dat, možností použití GPS (jen s wifi?), možnosti extrakce, uložení a publikace dat, diskuse cílové technické a SW platformy</text:span></text:p>
                </text:list-item>
                <text:list-item>
                  <text:p text:style-name="P8">cíle práce (podrobněji než v úvodu): obecný a nestrukturovaný popis hlavních cílů práce (požadavků na aplikaci)</text:p>
                </text:list-item>
              </text:list>
            </text:list-item>
            <text:list-item>
              <text:p text:style-name="P8">analýza:</text:p>
              <text:list>
                <text:list-item>
                  <text:p text:style-name="P8">definuje požadavky (patří to sem?)</text:p>
                </text:list-item>
                <text:list-item>
                  <text:p text:style-name="P8">popis použitých nástrojů: výhody a nevýhody, použitelnost pro daný projekt</text:p>
                </text:list-item>
                <text:list-item>
                  <text:p text:style-name="P8">prototypování UI: často textový popis i s diagramy</text:p>
                </text:list-item>
              </text:list>
            </text:list-item>
            <text:list-item>
              <text:p text:style-name="P8">návrh:</text:p>
              <text:list>
                <text:list-item>
                  <text:p text:style-name="P8">cílová platforma</text:p>
                </text:list-item>
                <text:list-item>
                  <text:p text:style-name="P8">popis formátu a uložení dat (u mě např. prostorová data, statistiky)</text:p>
                </text:list-item>
                <text:list-item>
                  <text:p text:style-name="P8">návrh = analýza technického řešení</text:p>
                </text:list-item>
                <text:list-item>
                  <text:p text:style-name="P18"><text:span text:style-name="T1">popis komunikace mezi serverem a aplikací: neformálně pomocí ukázky komunikace výpisem dat a také jednoduchým seznamem atributů i s vysvětlením významu atributů; </text:span><text:span text:style-name="T2">form</text:span><text:span text:style-name="T1">álně asi jen v příloze (nebo externím online zdroji nebo na přiloženém CD)</text:span></text:p>
                </text:list-item>
              </text:list>
            </text:list-item>
            <text:list-item>
              <text:p text:style-name="P8">implementace:</text:p>
              <text:list>
                <text:list-item>
                  <text:p text:style-name="P8">použité technologie</text:p>
                </text:list-item>
                <text:list-item>
                  <text:p text:style-name="P8">architektura aplikace:</text:p>
                  <text:list>
                    <text:list-item>
                      <text:p text:style-name="P8">vrstvy aplikace, návrhové vzory (MVC aj.)</text:p>
                      <text:list>
                        <text:list-item>
                          <text:p text:style-name="P8">(hrubě) popsány třídy na jednotlivých úrovních abstrakce a zobrazeny v diagramech</text:p>
                        </text:list-item>
                      </text:list>
                    </text:list-item>
                    <text:list-item>
                      <text:p text:style-name="P18"><text:span text:style-name="T1">pomocné třídy jako třídy tzv. služeb, neboli tematicky *</text:span><text:span text:style-name="T2">Service </text:span><text:span text:style-name="T1">umožňuje práci s *</text:span></text:p>
                    </text:list-item>
                    <text:list-item>
                      <text:p text:style-name="P19"><text:soft-page-break/>seznam aktivit, popis model<text:span text:style-name="T1">ů, hrubý popis existence views a popis účelových pomocných tříd služeb</text:span></text:p>
                    </text:list-item>
                  </text:list>
                </text:list-item>
                <text:list-item>
                  <text:p text:style-name="P8">class diagramy:</text:p>
                  <text:list>
                    <text:list-item>
                      <text:p text:style-name="P8">některé diagramy vynechány s vysvětlením, že vypadají podobně jako některé již zobrazené</text:p>
                    </text:list-item>
                    <text:list-item>
                      <text:p text:style-name="P8">dobrý nápad: barevně odlišené skupiny souvisejících tříd</text:p>
                    </text:list-item>
                  </text:list>
                </text:list-item>
              </text:list>
            </text:list-item>
            <text:list-item>
              <text:p text:style-name="P8">testování:</text:p>
              <text:list>
                <text:list-item>
                  <text:p text:style-name="P8">uživatelské vs bez uživatele</text:p>
                  <text:list>
                    <text:list-item>
                      <text:p text:style-name="P8">uživatelské: dotazníky</text:p>
                    </text:list-item>
                    <text:list-item>
                      <text:p text:style-name="P8">vymezení, co testovat: testuje se vlastně use-case</text:p>
                    </text:list-item>
                    <text:list-item>
                      <text:p text:style-name="P8">popis výsledků testů</text:p>
                    </text:list-item>
                  </text:list>
                </text:list-item>
                <text:list-item>
                  <text:p text:style-name="P8">nastavení testu, průběh testu, výsledky testu</text:p>
                </text:list-item>
                <text:list-item>
                  <text:p text:style-name="P8"/>
                </text:list-item>
              </text:list>
            </text:list-item>
            <text:list-item>
              <text:p text:style-name="P8">závěr: možná rozšíření</text:p>
            </text:list-item>
            <text:list-item>
              <text:p text:style-name="P8">přílohy:</text:p>
              <text:list>
                <text:list-item>
                  <text:p text:style-name="P8">instalační příručka (popis buildu)</text:p>
                </text:list-item>
                <text:list-item>
                  <text:p text:style-name="P8">popis spuštění aplikace (a požadavků aplikace)</text:p>
                </text:list-item>
                <text:list-item>
                  <text:p text:style-name="P8">uživatelská příručka</text:p>
                </text:list-item>
                <text:list-item>
                  <text:p text:style-name="P8">elektronické: diagramy, prototypy, javadocs, text práce (jak odt, tak pdf), zdrojové kódy, uživatelská a programátorská dokumentace</text:p>
                </text:list-item>
              </text:list>
            </text:list-item>
          </text:list>
        </text:list-item>
        <text:list-item>
          <text:p text:style-name="P8">poznámky:</text:p>
          <text:list>
            <text:list-item>
              <text:p text:style-name="P8">formální popisy struktury dat (XML schemata, JSON schemata, popisy formátu geografických dat, statistik, shapefile): lze hodit na CD nebo online</text:p>
            </text:list-item>
          </text:list>
        </text:list-item>
        <text:list-item>
          <text:p text:style-name="P8">užitečné zdroje:</text:p>
          <text:list>
            <text:list-item>
              <text:p text:style-name="P8">prototypovací nástroje: Balsamig</text:p>
            </text:list-item>
          </text:list>
        </text:list-item>
      </text:list>
      <text:h text:style-name="Heading_20_1" text:outline-level="1">Mobile Application for Recognition of Japanese Writing System</text:h>
      <text:h text:style-name="Heading_20_2" text:outline-level="2">Abstrakt</text:h>
      <text:list xml:id="list593942692553365486" text:style-name="L7">
        <text:list-item>
          <text:p text:style-name="P9">cíle práce, jak jich bylo dosaženo, jak úspěšná byla práce, jak dále pokračovat</text:p>
        </text:list-item>
      </text:list>
      <text:h text:style-name="Heading_20_1" text:outline-level="1"><text:span text:style-name="T1">S</text:span>truktura práce</text:h>
      <text:list xml:id="list2173348336235708894" text:style-name="L8">
        <text:list-item>
          <text:p text:style-name="P10">spíše tematická (kapitoly řeší témata práce) než obecně analytická (požadavky, analýza, návrh, implementace, testy, nasazení)</text:p>
        </text:list-item>
      </text:list>
      <text:list xml:id="list43365661" text:continue-list="list593942692553365486" text:style-name="L7">
        <text:list-item>
          <text:list>
            <text:list-item>
              <text:p text:style-name="P9">úvod (kontext, state of the art, související práce, struktura této práce)</text:p>
            </text:list-item>
            <text:list-item>
              <text:p text:style-name="P9">tematické kapitoly</text:p>
            </text:list-item>
            <text:list-item>
              <text:p text:style-name="P9"><text:soft-page-break/>implementace</text:p>
            </text:list-item>
            <text:list-item>
              <text:p text:style-name="P9">závěr: shrnutí, zhodnocení, možná rozšíření</text:p>
            </text:list-item>
          </text:list>
        </text:list-item>
      </text:list>
      <text:h text:style-name="P1" text:outline-level="1">Úvod</text:h>
      <text:list xml:id="list6723087767773562943" text:style-name="L9">
        <text:list-item>
          <text:p text:style-name="P20"><text:span text:style-name="T1">existující práce: v jedné podkapitol</text:span><text:span text:style-name="T2">e</text:span><text:span text:style-name="T1">; popsána funkcionalita (zhruba), zmíněna pozitiva a negativa, popsán stav projektu (aktivní, neaktualizovaný) a uživatelské recenze, uveden odkaz na aplikaci</text:span></text:p>
        </text:list-item>
        <text:list-item>
          <text:p text:style-name="P11">cíle práce: neformálně</text:p>
        </text:list-item>
        <text:list-item>
          <text:p text:style-name="P11">teorie: úvod do problémové domény</text:p>
        </text:list-item>
        <text:list-item>
          <text:p text:style-name="P11">struktura práce: popis obsahu kapitol</text:p>
        </text:list-item>
      </text:list>
      <text:h text:style-name="P1" text:outline-level="1">Tematické kapitoly</text:h>
      <text:list xml:id="list2996380008792194235" text:style-name="L10">
        <text:list-item>
          <text:p text:style-name="P12">etapy práce rozvrženy do kapitol a podkapitol</text:p>
        </text:list-item>
        <text:list-item>
          <text:p text:style-name="P12">každá kapitola řeší jeden z důležitých kroků při zpracování dat</text:p>
          <text:list>
            <text:list-item>
              <text:p text:style-name="P12">co je třeba řešit, jaké jsou dostupné metody, které byly použity a s jakým výsledkem</text:p>
            </text:list-item>
          </text:list>
        </text:list-item>
      </text:list>
      <text:h text:style-name="P1" text:outline-level="1">Odkazy</text:h>
      <text:list xml:id="list8021406063664812380" text:style-name="L11">
        <text:list-item>
          <text:p text:style-name="P13">formát citace: seznam autorů, název publikace nebo článku, název nadřazené složky (např. sborníku, zastřešující konference, vydavatel, odkaz na online zdroj nebo na čísla stránek s citací</text:p>
        </text:list-item>
      </text:list>
      <text:h text:style-name="P1" text:outline-level="1">Implementace</text:h>
      <text:list xml:id="list2496306554735265788" text:style-name="L12">
        <text:list-item>
          <text:p text:style-name="P14">podkapitoly pro jednotlivé implementované celky</text:p>
        </text:list-item>
        <text:list-item>
          <text:p text:style-name="P14">mobilní demo – aplikace:</text:p>
          <text:list>
            <text:list-item>
              <text:p text:style-name="P14">platforma, minimální API (odkaz na API levels)</text:p>
            </text:list-item>
            <text:list-item>
              <text:p text:style-name="P14">co aplikace používá (neformální přehled permissions)</text:p>
            </text:list-item>
            <text:list-item>
              <text:p text:style-name="P14">jak aplikace funguje (popis hlavní funkcionality, odkazy na technické detaily, odkazy na tematické kapitoly)</text:p>
            </text:list-item>
            <text:list-item>
              <text:p text:style-name="P14">zmínka o tom, jak to mělo fungovat a jak to funguje v reálu a proč</text:p>
            </text:list-item>
            <text:list-item>
              <text:p text:style-name="P14">zmínka o pomocných knihovnách</text:p>
            </text:list-item>
            <text:list-item>
              <text:p text:style-name="P14">předpoklady, omezení aplikace</text:p>
            </text:list-item>
            <text:list-item>
              <text:p text:style-name="P14">informace o zařízeních, na kterých byla aplikace testována</text:p>
            </text:list-item>
            <text:list-item>
              <text:p text:style-name="P14">informace o výkonnosti aplikace</text:p>
            </text:list-item>
          </text:list>
        </text:list-item>
      </text:list>
      <text:h text:style-name="P1" text:outline-level="1">Závěr</text:h>
      <text:list xml:id="list7454244630571054448" text:style-name="L13">
        <text:list-item>
          <text:p text:style-name="P15">shrnutí, co bylo uděláno</text:p>
        </text:list-item>
        <text:list-item>
          <text:p text:style-name="P15">zhodnocení: jakých výsledků bylo dosaženo</text:p>
        </text:list-item>
        <text:list-item>
          <text:p text:style-name="P15">co zlepšit v budoucnosti: podrobný seznam řazený podle priority</text:p>
        </text:list-item>
      </text:list>
      <text:h text:style-name="P1" text:outline-level="1"><text:soft-page-break/>Zajímavosti, poznámky</text:h>
      <text:list xml:id="list8906652091500165595" text:style-name="L14">
        <text:list-item>
          <text:p text:style-name="P21"><text:span text:style-name="T1">odkazy na aplikace: použity poznámky pod čarou; </text:span><text:span text:style-name="T2">jinde </text:span><text:span text:style-name="T1">se používají formální citace</text:span></text:p>
        </text:list-item>
        <text:list-item>
          <text:p text:style-name="P16">použité technologie:</text:p>
          <text:list>
            <text:list-item>
              <text:p text:style-name="P16">často jen odkaz formou poznámky pod čarou</text:p>
            </text:list-item>
          </text:list>
        </text:list-item>
        <text:list-item>
          <text:p text:style-name="P16">OCR jako aplikace strojového učení</text:p>
        </text:list-item>
        <text:list-item>
          <text:p text:style-name="P16">normalizace dat, konstrukce feature vektorů pro vstupní data, redukce dimenzionality vektorů</text:p>
        </text:list-item>
        <text:list-item>
          <text:p text:style-name="P16">zápis algoritmů: pomocí pseudokódu</text:p>
        </text:list-item>
        <text:list-item>
          <text:p text:style-name="P16">zápis textu práce v první osobě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áš Beňák</meta:initial-creator>
    <meta:creation-date>2015-04-10T11:58:44.35</meta:creation-date>
    <dc:date>2015-09-20T23:20:24.25</dc:date>
    <dc:creator>Tomáš Beňák</dc:creator>
    <meta:editing-duration>P58DT12H21M10S</meta:editing-duration>
    <meta:editing-cycles>71</meta:editing-cycles>
    <meta:generator>OpenOffice/4.1.1$Win32 OpenOffice.org_project/411m6$Build-9775</meta:generator>
    <meta:document-statistic meta:table-count="0" meta:image-count="0" meta:object-count="0" meta:page-count="7" meta:paragraph-count="182" meta:word-count="1381" meta:character-count="8982"/>
  </office:meta>
</office:document-meta>
</file>